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bcef"/>
    </style:style>
    <style:style style:name="P2" style:family="paragraph" style:parent-style-name="Standard">
      <style:text-properties officeooo:paragraph-rsid="000aa80c"/>
    </style:style>
    <style:style style:name="P3" style:family="paragraph" style:parent-style-name="Standard">
      <style:text-properties officeooo:rsid="000aa80c" officeooo:paragraph-rsid="000aa80c"/>
    </style:style>
    <style:style style:name="P4" style:family="paragraph" style:parent-style-name="Standard">
      <style:text-properties fo:color="#0000ff" loext:opacity="100%" style:font-name="Courier New" fo:font-size="10pt" fo:font-weight="bold" officeooo:rsid="000aa80c" officeooo:paragraph-rsid="000aa80c" style:font-size-asian="10pt" style:font-weight-asian="bold"/>
    </style:style>
    <style:style style:name="P5" style:family="paragraph" style:parent-style-name="Standard">
      <style:text-properties fo:color="#0000ff" loext:opacity="100%" style:font-name="Courier New" fo:font-size="10pt" fo:font-weight="bold" style:font-size-asian="10pt" style:font-weight-asian="bold"/>
    </style:style>
    <style:style style:name="P6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7" style:family="paragraph" style:parent-style-name="Standard">
      <style:text-properties fo:color="#0000ff" loext:opacity="100%" style:font-name="Courier New" fo:font-size="10pt" fo:font-weight="normal" officeooo:paragraph-rsid="000aa80c" style:font-size-asian="10pt" style:font-weight-asian="normal"/>
    </style:style>
    <style:style style:name="T1" style:family="text">
      <style:text-properties fo:color="#0000ff" loext:opacity="100%" style:font-name="Courier New" fo:font-size="10pt" fo:font-weight="bold" style:font-size-asian="10pt" style:font-weight-asian="bold"/>
    </style:style>
    <style:style style:name="T2" style:family="text">
      <style:text-properties fo:color="#0000ff" loext:opacity="100%" style:font-name="Courier New" fo:font-size="10pt" fo:font-weight="normal" style:font-size-asian="10pt" style:font-weight-asian="normal"/>
    </style:style>
    <style:style style:name="T3" style:family="text">
      <style:text-properties fo:color="#000000" loext:opacity="100%" style:font-name="Courier New" fo:font-size="10pt" fo:font-weight="normal" style:font-size-asian="10pt" style:font-weight-asian="normal"/>
    </style:style>
    <style:style style:name="T4" style:family="text">
      <style:text-properties fo:color="#808000" loext:opacity="100%" style:font-name="Courier New" fo:font-size="10pt" fo:font-weight="normal" style:font-size-asian="10pt" style:font-weight-asian="normal"/>
    </style:style>
    <style:style style:name="T5" style:family="text">
      <style:text-properties fo:color="#808000" loext:opacity="100%" style:font-name="Courier New" fo:font-size="10pt" fo:font-weight="normal" officeooo:rsid="000aa80c" style:font-size-asian="10pt" style:font-weight-asian="normal"/>
    </style:style>
    <style:style style:name="T6" style:family="text">
      <style:text-properties fo:color="#808000" loext:opacity="100%" style:font-name="Courier New" fo:font-size="10pt" fo:font-weight="normal" officeooo:rsid="000c0fa2" style:font-size-asian="10pt" style:font-weight-asian="normal"/>
    </style:style>
    <style:style style:name="T7" style:family="text">
      <style:text-properties fo:color="#800000" loext:opacity="100%" style:font-name="Courier New" fo:font-size="10pt" fo:font-weight="bold" style:font-size-asian="10pt" style:font-weight-asian="bold"/>
    </style:style>
    <style:style style:name="T8" style:family="text">
      <style:text-properties fo:color="#800080" loext:opacity="100%" style:font-name="Courier New" fo:font-size="10pt" fo:font-weight="normal" style:font-size-asian="10pt" style:font-weight-asian="normal"/>
    </style:style>
    <style:style style:name="T9" style:family="text">
      <style:text-properties fo:color="#800080" loext:opacity="100%" style:font-name="Courier New" fo:font-size="10pt" fo:font-weight="normal" officeooo:rsid="000aa80c" style:font-size-asian="10pt" style:font-weight-asian="normal"/>
    </style:style>
    <style:style style:name="T10" style:family="text">
      <style:text-properties fo:color="#008000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REATE DATABASE </text:span><text:span text:style-name="T4">etec;</text:span></text:p>
      <text:p text:style-name="P4"/>
      <text:p text:style-name="P3"><text:span text:style-name="T1">USE <text:s/></text:span><text:span text:style-name="T4">etec;</text:span></text:p>
      <text:p text:style-name="P5"/>
      <text:p text:style-name="Standard"><text:span text:style-name="T1">CREATE</text:span><text:span text:style-name="T3"> </text:span><text:span text:style-name="T1">TABLE</text:span><text:span text:style-name="T3"> </text:span><text:span text:style-name="T4">`tbequipe`</text:span><text:span text:style-name="T3"> </text:span><text:span text:style-name="T2">(</text:span></text:p>
      <text:p text:style-name="Standard"><text:span text:style-name="T3"><text:tab/></text:span><text:span text:style-name="T4">`idEquipe`</text:span><text:span text:style-name="T3"> </text:span><text:span text:style-name="T7">INT</text:span><text:span text:style-name="T2">(</text:span><text:span text:style-name="T8">11</text:span><text:span text:style-name="T2">)</text:span><text:span text:style-name="T3"> </text:span><text:span text:style-name="T1">NOT</text:span><text:span text:style-name="T3"> </text:span><text:span text:style-name="T1">NULL</text:span><text:span text:style-name="T3"> </text:span><text:span text:style-name="T1">AUTO_INCREMENT</text:span><text:span text:style-name="T2">,</text:span></text:p>
      <text:p text:style-name="Standard"><text:span text:style-name="T3"><text:tab/></text:span><text:span text:style-name="T4">`nomeEquipe`</text:span><text:span text:style-name="T3"> </text:span><text:span text:style-name="T7">VARCHAR</text:span><text:span text:style-name="T2">(</text:span><text:span text:style-name="T8">5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cpfEquipe`</text:span><text:span text:style-name="T3"> </text:span><text:span text:style-name="T7">VARCHAR</text:span><text:span text:style-name="T2">(</text:span><text:span text:style-name="T8">3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telEquipe`</text:span><text:span text:style-name="T3"> </text:span><text:span text:style-name="T7">VARCHAR</text:span><text:span text:style-name="T2">(</text:span><text:span text:style-name="T8">4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endEquipe`</text:span><text:span text:style-name="T3"> </text:span><text:span text:style-name="T7">VARCHAR</text:span><text:span text:style-name="T2">(</text:span><text:span text:style-name="T8">10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1"><text:span text:style-name="T4"><text:tab/>`ativoEquipe`</text:span><text:span text:style-name="T3"> </text:span><text:span text:style-name="T7">CHAR</text:span><text:span text:style-name="T2">(</text:span><text:span text:style-name="T8">1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1">PRIMARY</text:span><text:span text:style-name="T3"> </text:span><text:span text:style-name="T1">KEY</text:span><text:span text:style-name="T3"> </text:span><text:span text:style-name="T2">(</text:span><text:span text:style-name="T4">`idEquipe`</text:span><text:span text:style-name="T2">)</text:span><text:span text:style-name="T3"> </text:span><text:span text:style-name="T1">USING</text:span><text:span text:style-name="T3"> </text:span><text:span text:style-name="T7">BTREE</text:span></text:p>
      <text:p text:style-name="P6">)</text:p>
      <text:p text:style-name="Standard"><text:span text:style-name="T1">COLLATE</text:span><text:span text:style-name="T2">=</text:span><text:span text:style-name="T10">'utf8mb4_general_ci'</text:span></text:p>
      <text:p text:style-name="Standard"><text:span text:style-name="T1">ENGINE</text:span><text:span text:style-name="T2">=</text:span><text:span text:style-name="T7">InnoDB</text:span></text:p>
      <text:p text:style-name="P6">;</text:p>
      <text:p text:style-name="Standard"/>
      <text:p text:style-name="Standard"/>
      <text:p text:style-name="Standard"><text:span text:style-name="T1">CREATE</text:span><text:span text:style-name="T3"> </text:span><text:span text:style-name="T1">TABLE</text:span><text:span text:style-name="T3"> </text:span><text:span text:style-name="T4">`tbanimal`</text:span><text:span text:style-name="T3"> </text:span><text:span text:style-name="T2">(</text:span></text:p>
      <text:p text:style-name="Standard"><text:span text:style-name="T3"><text:tab/></text:span><text:span text:style-name="T4">`idAnimal`</text:span><text:span text:style-name="T3"> </text:span><text:span text:style-name="T7">INT</text:span><text:span text:style-name="T2">(</text:span><text:span text:style-name="T8">11</text:span><text:span text:style-name="T2">)</text:span><text:span text:style-name="T3"> </text:span><text:span text:style-name="T1">NOT</text:span><text:span text:style-name="T3"> </text:span><text:span text:style-name="T1">NULL</text:span><text:span text:style-name="T3"> </text:span><text:span text:style-name="T1">AUTO_INCREMENT</text:span><text:span text:style-name="T2">,</text:span></text:p>
      <text:p text:style-name="Standard"><text:span text:style-name="T3"><text:tab/></text:span><text:span text:style-name="T4">`nomeAnimal`</text:span><text:span text:style-name="T3"> </text:span><text:span text:style-name="T7">VARCHAR</text:span><text:span text:style-name="T2">(</text:span><text:span text:style-name="T9">100</text:span><text:span text:style-name="T8">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tipoAnimal`</text:span><text:span text:style-name="T3"> </text:span><text:span text:style-name="T7">VARCHAR</text:span><text:span text:style-name="T2">(</text:span><text:span text:style-name="T8">5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racaAnimal`</text:span><text:span text:style-name="T3"> </text:span><text:span text:style-name="T7">VARCHAR</text:span><text:span text:style-name="T2">(</text:span><text:span text:style-name="T8">5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corAnimal`</text:span><text:span text:style-name="T3"> </text:span><text:span text:style-name="T7">VARCHAR</text:span><text:span text:style-name="T2">(</text:span><text:span text:style-name="T8">5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4">`ativoEquipe`</text:span><text:span text:style-name="T3"> </text:span><text:span text:style-name="T7">CHAR</text:span><text:span text:style-name="T2">(</text:span><text:span text:style-name="T8">1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Standard"><text:span text:style-name="T3"><text:tab/></text:span><text:span text:style-name="T1">PRIMARY</text:span><text:span text:style-name="T3"> </text:span><text:span text:style-name="T1">KEY</text:span><text:span text:style-name="T3"> </text:span><text:span text:style-name="T2">(</text:span><text:span text:style-name="T4">`idAnimal`</text:span><text:span text:style-name="T2">)</text:span><text:span text:style-name="T3"> </text:span><text:span text:style-name="T1">USING</text:span><text:span text:style-name="T3"> </text:span><text:span text:style-name="T7">BTREE</text:span></text:p>
      <text:p text:style-name="P6">)</text:p>
      <text:p text:style-name="Standard"><text:span text:style-name="T1">COLLATE</text:span><text:span text:style-name="T2">=</text:span><text:span text:style-name="T10">'utf8mb4_general_ci'</text:span></text:p>
      <text:p text:style-name="Standard"><text:span text:style-name="T1">ENGINE</text:span><text:span text:style-name="T2">=</text:span><text:span text:style-name="T7">InnoDB</text:span></text:p>
      <text:p text:style-name="P6">;</text:p>
      <text:p text:style-name="Standard"/>
      <text:p text:style-name="Standard"/>
      <text:p text:style-name="P2"><text:span text:style-name="T1">CREATE</text:span><text:span text:style-name="T3"> </text:span><text:span text:style-name="T1">TABLE</text:span><text:span text:style-name="T3"> </text:span><text:span text:style-name="T4">`tb</text:span><text:span text:style-name="T5">adotante</text:span><text:span text:style-name="T4">`</text:span><text:span text:style-name="T3"> </text:span><text:span text:style-name="T2">(</text:span></text:p>
      <text:p text:style-name="P2"><text:span text:style-name="T3"><text:tab/></text:span><text:span text:style-name="T4">`id</text:span><text:span text:style-name="T6">Ado</text:span><text:span text:style-name="T4">`</text:span><text:span text:style-name="T3"> </text:span><text:span text:style-name="T7">INT</text:span><text:span text:style-name="T2">(</text:span><text:span text:style-name="T8">11</text:span><text:span text:style-name="T2">)</text:span><text:span text:style-name="T3"> </text:span><text:span text:style-name="T1">NOT</text:span><text:span text:style-name="T3"> </text:span><text:span text:style-name="T1">NULL</text:span><text:span text:style-name="T3"> </text:span><text:span text:style-name="T1">AUTO_INCREMENT</text:span><text:span text:style-name="T2">,</text:span></text:p>
      <text:p text:style-name="P2"><text:span text:style-name="T3"><text:tab/></text:span><text:span text:style-name="T4">`nomeA</text:span><text:span text:style-name="T5">do</text:span><text:span text:style-name="T4">`</text:span><text:span text:style-name="T3"> </text:span><text:span text:style-name="T7">VARCHAR</text:span><text:span text:style-name="T2">(</text:span><text:span text:style-name="T8">5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2"><text:span text:style-name="T3"><text:tab/></text:span><text:span text:style-name="T4">`</text:span><text:span text:style-name="T5">cpfAdo</text:span><text:span text:style-name="T4">`</text:span><text:span text:style-name="T3"> </text:span><text:span text:style-name="T7">VARCHAR</text:span><text:span text:style-name="T2">(</text:span><text:span text:style-name="T9">3</text:span><text:span text:style-name="T8">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2"><text:span text:style-name="T3"><text:tab/></text:span><text:span text:style-name="T4">`</text:span><text:span text:style-name="T5">telAdo</text:span><text:span text:style-name="T4">`</text:span><text:span text:style-name="T3"> </text:span><text:span text:style-name="T7">VARCHAR</text:span><text:span text:style-name="T2">(</text:span><text:span text:style-name="T8">5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2"><text:span text:style-name="T3"><text:tab/></text:span><text:span text:style-name="T4">`</text:span><text:span text:style-name="T5">endAdo</text:span><text:span text:style-name="T4">`</text:span><text:span text:style-name="T3"> </text:span><text:span text:style-name="T7">VARCHAR</text:span><text:span text:style-name="T2">(</text:span><text:span text:style-name="T9">10</text:span><text:span text:style-name="T8">00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2"><text:span text:style-name="T3"><text:tab/></text:span><text:span text:style-name="T4">`ativoEquipe`</text:span><text:span text:style-name="T3"> </text:span><text:span text:style-name="T7">CHAR</text:span><text:span text:style-name="T2">(</text:span><text:span text:style-name="T8">1</text:span><text:span text:style-name="T2">)</text:span><text:span text:style-name="T3"> </text:span><text:span text:style-name="T1">NULL</text:span><text:span text:style-name="T3"> </text:span><text:span text:style-name="T1">DEFAULT</text:span><text:span text:style-name="T3"> </text:span><text:span text:style-name="T1">NULL</text:span><text:span text:style-name="T3"> </text:span><text:span text:style-name="T1">COLLATE</text:span><text:span text:style-name="T3"> </text:span><text:span text:style-name="T10">'utf8mb4_general_ci'</text:span><text:span text:style-name="T2">,</text:span></text:p>
      <text:p text:style-name="P2"><text:span text:style-name="T3"><text:tab/></text:span><text:span text:style-name="T1">PRIMARY</text:span><text:span text:style-name="T3"> </text:span><text:span text:style-name="T1">KEY</text:span><text:span text:style-name="T3"> </text:span><text:span text:style-name="T2">(</text:span><text:span text:style-name="T4">`idAnimal`</text:span><text:span text:style-name="T2">)</text:span><text:span text:style-name="T3"> </text:span><text:span text:style-name="T1">USING</text:span><text:span text:style-name="T3"> </text:span><text:span text:style-name="T7">BTREE</text:span></text:p>
      <text:p text:style-name="P7">)</text:p>
      <text:p text:style-name="P2"><text:span text:style-name="T1">COLLATE</text:span><text:span text:style-name="T2">=</text:span><text:span text:style-name="T10">'utf8mb4_general_ci'</text:span></text:p>
      <text:p text:style-name="P2"><text:span text:style-name="T1">ENGINE</text:span><text:span text:style-name="T2">=</text:span><text:span text:style-name="T7">InnoDB</text:span></text:p>
      <text:p text:style-name="P7">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1:10:15.508000000</meta:creation-date>
    <meta:generator>LibreOffice/7.2.2.2$Windows_X86_64 LibreOffice_project/02b2acce88a210515b4a5bb2e46cbfb63fe97d56</meta:generator>
    <dc:title>Untitled</dc:title>
    <dc:date>2021-11-27T22:21:56.784000000</dc:date>
    <meta:editing-duration>PT4M34S</meta:editing-duration>
    <meta:editing-cycles>2</meta:editing-cycles>
    <meta:document-statistic meta:table-count="0" meta:image-count="0" meta:object-count="0" meta:page-count="1" meta:paragraph-count="38" meta:word-count="164" meta:character-count="1555" meta:non-whitespace-character-count="1407"/>
  </office:meta>
</office:document-meta>
</file>